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style:font-name="Consolas" fo:font-size="10pt" style:font-size-asian="10pt" style:font-size-complex="10pt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style:paragraph-properties fo:orphans="2" fo:widows="2"/>
      <style:text-properties style:font-name="Consolas" fo:font-size="10pt" style:font-size-asian="10pt" style:font-size-complex="10pt"/>
    </style:style>
    <style:style style:name="P9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 style:master-page-name="Standard">
      <style:paragraph-properties fo:line-height="0.15in" fo:orphans="2" fo:widows="2" style:page-number="103" fo:break-before="auto" fo:break-after="auto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 SAMEDAYFRESH #################</text:p>
      <text:p text:style-name="P3">El Botanico</text:p>
      <text:p text:style-name="P3">A cat refuge</text:p>
      <text:p text:style-name="P4"/>
      <text:p text:style-name="P3">Park deep wooded</text:p>
      <text:p text:style-name="P3">In deep city</text:p>
      <text:p text:style-name="P4"/>
      <text:p text:style-name="P3">A place</text:p>
      <text:p text:style-name="P3">Only portrayed</text:p>
      <text:p text:style-name="P3">In fantasy</text:p>
      <text:p text:style-name="P4"/>
      <text:p text:style-name="P3">Cats inumerable</text:p>
      <text:p text:style-name="P3">Carried themself locals</text:p>
      <text:p text:style-name="P4"/>
      <text:p text:style-name="P3">Curious this way or that</text:p>
      <text:p text:style-name="P3">Go'n by one means or another</text:p>
      <text:p text:style-name="P4"/>
      <text:p text:style-name="P3">The old greenhouse</text:p>
      <text:p text:style-name="P3">Built with a devotion</text:p>
      <text:p text:style-name="P3">Which binds strength</text:p>
      <text:p text:style-name="P3">To keep this park</text:p>
      <text:p text:style-name="P4"/>
      <text:p text:style-name="P3">Cats materialize'n</text:p>
      <text:p text:style-name="P3">Over rafters &amp; ledges</text:p>
      <text:p text:style-name="P3">Stare'n from bush</text:p>
      <text:p text:style-name="P3">Roll'n in packs</text:p>
      <text:p text:style-name="P3">_</text:p>
      <text:p text:style-name="P4"/>
      <text:p text:style-name="P3">Buenos Aires</text:p>
      <text:p text:style-name="P3">Valentines Day</text:p>
      <text:p text:style-name="P4"/>
      <text:p text:style-name="P3">The people stroll'n</text:p>
      <text:p text:style-name="P3">Lovers in hand</text:p>
      <text:p text:style-name="P4"/>
      <text:p text:style-name="P3">Romance unmatched</text:p>
      <text:p text:style-name="P3">_</text:p>
      <text:p text:style-name="P4"/>
      <text:p text:style-name="P3">A spirit lost</text:p>
      <text:p text:style-name="P3">To the modern world</text:p>
      <text:p text:style-name="P4"/>
      <text:p text:style-name="P3">Yet in this</text:p>
      <text:p text:style-name="P3">Remote land of</text:p>
      <text:p text:style-name="P3">Argentina</text:p>
      <text:p text:style-name="P3">Held treasured</text:p>
      <text:p text:style-name="P3">.</text:p>
      <text:p text:style-name="P3">.</text:p>
      <text:p text:style-name="P3">.</text:p>
      <text:p text:style-name="P3">If the govt is mad at me</text:p>
      <text:p text:style-name="P3">Well I accept the consequences</text:p>
      <text:p text:style-name="P3">Of live'n a lawless life</text:p>
      <text:p text:style-name="P4"/>
      <text:p text:style-name="P3">It is a part of me</text:p>
      <text:p text:style-name="P3">I wish never taken away</text:p>
      <text:p text:style-name="P4"/>
      <text:p text:style-name="P3">Tho I may at times take liberty</text:p>
      <text:p text:style-name="P3">In the freedom of my wishes</text:p>
      <text:p text:style-name="P3">.</text:p>
      <text:p text:style-name="P3">.</text:p>
      <text:p text:style-name="P3">.</text:p>
      <text:p text:style-name="P3">Europe</text:p>
      <text:p text:style-name="P3">No cell</text:p>
      <text:p text:style-name="P3">Nor plan</text:p>
      <text:p text:style-name="P4"/>
      <text:p text:style-name="P3">First time</text:p>
      <text:p text:style-name="P3">O'r Atlantic</text:p>
      <text:p text:style-name="P4"/>
      <text:p text:style-name="P3">American</text:p>
      <text:p text:style-name="P3">Rocky Mountains &amp; Appalachians</text:p>
      <text:p text:style-name="P4"/>
      <text:p text:style-name="P3">Curious at</text:p>
      <text:p text:style-name="P3">The Alpes</text:p>
      <text:p text:style-name="P4"/>
      <text:p text:style-name="P3">To view how worn</text:p>
      <text:p text:style-name="P3">Was the old world</text:p>
      <text:p text:style-name="P3">Consumed by man</text:p>
      <text:p text:style-name="P3">.</text:p>
      <text:p text:style-name="P3">.</text:p>
      <text:p text:style-name="P3">.</text:p>
      <text:p text:style-name="P3">Friends &amp; Love</text:p>
      <text:p text:style-name="P3">Can be lost long</text:p>
      <text:p text:style-name="P4"/>
      <text:p text:style-name="P3">But always return</text:p>
      <text:p text:style-name="P3">To those who seek</text:p>
      <text:p text:style-name="P4"/>
      <text:p text:style-name="P3">Of all I meet</text:p>
      <text:p text:style-name="P3">Till I returned home</text:p>
      <text:p text:style-name="P3">Did I find the truth</text:p>
      <text:p text:style-name="P4"/>
      <text:p text:style-name="P3">Kindred sprinkled by destiny</text:p>
      <text:p text:style-name="P3">To waypoints</text:p>
      <text:p text:style-name="P3">Of how one should be</text:p>
      <text:p text:style-name="P3">_</text:p>
      <text:p text:style-name="P4"/>
      <text:p text:style-name="P3">My cousin</text:p>
      <text:p text:style-name="P3">Elijah's deeds</text:p>
      <text:p text:style-name="P4"/>
      <text:p text:style-name="P3">Only told</text:p>
      <text:p text:style-name="P3">In first person</text:p>
      <text:p text:style-name="P4"/>
      <text:p text:style-name="P3">Equal in comparison</text:p>
      <text:p text:style-name="P3">To my own</text:p>
      <text:p text:style-name="P4"/>
      <text:p text:style-name="P3">How is it</text:p>
      <text:p text:style-name="P3">After long seek</text:p>
      <text:p text:style-name="P3">I find you again</text:p>
      <text:p text:style-name="P4"/>
      <text:p text:style-name="P3">Before alone</text:p>
      <text:p text:style-name="P3">As a child</text:p>
      <text:p text:style-name="P4"/>
      <text:p text:style-name="P3">Now alone</text:p>
      <text:p text:style-name="P3">As an adult</text:p>
      <text:p text:style-name="P4"/>
      <text:p text:style-name="P3">Back home</text:p>
      <text:p text:style-name="P3">Kick'n it with you</text:p>
      <text:p text:style-name="P3">_</text:p>
      <text:p text:style-name="P4"/>
      <text:p text:style-name="P3">I always disrespected my dad</text:p>
      <text:p text:style-name="P3">He would say he was the shit</text:p>
      <text:p text:style-name="P3">But he only rolled with family</text:p>
      <text:p text:style-name="P4"/>
      <text:p text:style-name="P3">I thought that</text:p>
      <text:p text:style-name="P3">The lamest fault of all</text:p>
      <text:p text:style-name="P4"/>
      <text:p text:style-name="P3">In krews past count</text:p>
      <text:p text:style-name="P3">Night after night</text:p>
      <text:p text:style-name="P3">In different packs</text:p>
      <text:p text:style-name="P3">Extend'n a recognition</text:p>
      <text:p text:style-name="P3">City-wide</text:p>
      <text:p text:style-name="P3">_</text:p>
      <text:p text:style-name="P4"/>
      <text:p text:style-name="P3">Now with fewer friends</text:p>
      <text:p text:style-name="P3">But still friends</text:p>
      <text:p text:style-name="P4"/>
      <text:p text:style-name="P3">Elijah the only one</text:p>
      <text:p text:style-name="P3">I cared to see</text:p>
      <text:p text:style-name="P4"/>
      <text:p text:style-name="P3">We talked on same lame topics</text:p>
      <text:p text:style-name="P3">I'd shame my dad openly</text:p>
      <text:p text:style-name="P3">_</text:p>
      <text:p text:style-name="P4"/>
      <text:p text:style-name="P3">Old age</text:p>
      <text:p text:style-name="P3">I now know</text:p>
      <text:p text:style-name="P3">Is learn'n</text:p>
      <text:p text:style-name="P4"/>
      <text:p text:style-name="P3">Dad right all along</text:p>
      <text:p text:style-name="P3">&amp; You played the fool</text:p>
      <text:p text:style-name="P3">.</text:p>
      <text:p text:style-name="P3">.</text:p>
      <text:p text:style-name="P3">.</text:p>
      <text:p text:style-name="P3">Cuban cigar</text:p>
      <text:p text:style-name="P3">Sized blunt</text:p>
      <text:p text:style-name="P4"/>
      <text:p text:style-name="P3">31st Birthday</text:p>
      <text:p text:style-name="P3">Hot boxed</text:p>
      <text:p text:style-name="P4"/>
      <text:p text:style-name="P3">JJ &amp; Elijah</text:p>
      <text:p text:style-name="P4"/>
      <text:p text:style-name="P3">I choked-out first</text:p>
      <text:p text:style-name="P3">Break'n to bich</text:p>
      <text:p text:style-name="P3">Roll'n down window</text:p>
      <text:p text:style-name="P4"/>
      <text:p text:style-name="P3">The smoke</text:p>
      <text:p text:style-name="P3">A giant cloud</text:p>
      <text:p text:style-name="P3">Deompress'n</text:p>
      <text:p text:style-name="P4"/>
      <text:p text:style-name="P3">Over the houses</text:p>
      <text:p text:style-name="P3">&amp; To the sky</text:p>
      <text:p text:style-name="P3">_</text:p>
      <text:p text:style-name="P4"/>
      <text:p text:style-name="P3">Codine coated blunts</text:p>
      <text:p text:style-name="P3">Put me to shame</text:p>
      <text:p text:style-name="P3">Tap'n out</text:p>
      <text:p text:style-name="P4"/>
      <text:p text:style-name="P3">Back to back blunts</text:p>
      <text:p text:style-name="P3">Put me to shame</text:p>
      <text:p text:style-name="P3">Tap'n out</text:p>
      <text:p text:style-name="P4"/>
      <text:p text:style-name="P3"><text:soft-page-break/>Back my streets</text:p>
      <text:p text:style-name="P3">For my birthday</text:p>
      <text:p text:style-name="P4"/>
      <text:p text:style-name="P3">&amp; I got</text:p>
      <text:p text:style-name="P3">Played a pussy</text:p>
      <text:p text:style-name="P3">.</text:p>
      <text:p text:style-name="P3">.</text:p>
      <text:p text:style-name="P3">.</text:p>
      <text:p text:style-name="P3">Wife &amp; I</text:p>
      <text:p text:style-name="P3">At different</text:p>
      <text:p text:style-name="P3">Strengths &amp; Weakness</text:p>
      <text:p text:style-name="P4"/>
      <text:p text:style-name="P3">Under pressure but</text:p>
      <text:p text:style-name="P3">Took me off the mountain</text:p>
      <text:p text:style-name="P4"/>
      <text:p text:style-name="P3">In admiration I said</text:p>
      <text:p text:style-name="P3">' I would have</text:p>
      <text:p text:style-name="P3">' Flip'd the fk out</text:p>
      <text:p text:style-name="P3">' Fk you</text:p>
      <text:p text:style-name="P3">' Fk this</text:p>
      <text:p text:style-name="P3">' Fk everything</text:p>
      <text:p text:style-name="P4"/>
      <text:p text:style-name="P3">She replied</text:p>
      <text:p text:style-name="P3">' I work better</text:p>
      <text:p text:style-name="P3">' Under pressure</text:p>
      <text:p text:style-name="P4"/>
      <text:p text:style-name="P3">Her research paper due</text:p>
      <text:p text:style-name="P3">That night</text:p>
      <text:p text:style-name="P4"/>
      <text:p text:style-name="P3">' Send over what you have</text:p>
      <text:p text:style-name="P3">' &amp; I'll help you</text:p>
      <text:p text:style-name="P3">I told her in gratitude</text:p>
      <text:p text:style-name="P4"/>
      <text:p text:style-name="P3">I opened her email</text:p>
      <text:p text:style-name="P3">It only contained</text:p>
      <text:p text:style-name="P3">The teacher's prompt</text:p>
      <text:p text:style-name="P4"/>
      <text:p text:style-name="P3">I write well</text:p>
      <text:p text:style-name="P3">Under pressure</text:p>
      <text:p text:style-name="P3">.</text:p>
      <text:p text:style-name="P3">.</text:p>
      <text:p text:style-name="P3">.</text:p>
      <text:p text:style-name="P3">Die Hard 4</text:p>
      <text:p text:style-name="P4"/>
      <text:p text:style-name="P3">If you gonna be 1337</text:p>
      <text:p text:style-name="P3">Be loud mouthed</text:p>
      <text:p text:style-name="P4"/>
      <text:p text:style-name="P3">&amp; One day</text:p>
      <text:p text:style-name="P3">Some Bruce-Willis muthrfkr</text:p>
      <text:p text:style-name="P4"/>
      <text:p text:style-name="P3">Bust in to-say</text:p>
      <text:p text:style-name="P3">' Let's save the universe</text:p>
      <text:p text:style-name="P4"/>
      <text:p text:style-name="P3">&amp; I'd know</text:p>
      <text:p text:style-name="P3">I prepared all my life</text:p>
      <text:p text:style-name="P3">_</text:p>
      <text:p text:style-name="P4"/>
      <text:p text:style-name="P3">Batman know</text:p>
      <text:p text:style-name="P3">Robin needs to know</text:p>
      <text:p text:style-name="P3">Their place</text:p>
      <text:p text:style-name="P4"/>
      <text:p text:style-name="P3">A ride to die</text:p>
      <text:p text:style-name="P3">Kind of muthrfkr</text:p>
      <text:p text:style-name="P4"/>
      <text:p text:style-name="P3">This wave</text:p>
      <text:p text:style-name="P3">Till its end</text:p>
      <text:p text:style-name="P4"/>
      <text:p text:style-name="P3">Self-sacrificed</text:p>
      <text:p text:style-name="P3">In specific purpose</text:p>
      <text:p text:style-name="P3">.</text:p>
      <text:p text:style-name="P3">.</text:p>
      <text:p text:style-name="P3">.</text:p>
      <text:p text:style-name="P3">Omly</text:p>
      <text:p text:style-name="P4"/>
      <text:p text:style-name="P3">One look</text:p>
      <text:p text:style-name="P3">One memory</text:p>
      <text:p text:style-name="P4"/>
      <text:p text:style-name="P3">Then they know</text:p>
      <text:p text:style-name="P4"/>
      <text:p text:style-name="P3">Muthrfkr cast</text:p>
      <text:p text:style-name="P3">Apart from other</text:p>
      <text:p text:style-name="P4"/>
      <text:p text:style-name="P3">Your reaction</text:p>
      <text:p text:style-name="P3">A tired route</text:p>
      <text:p text:style-name="P4"/>
      <text:p text:style-name="P3">Tho to you</text:p>
      <text:p text:style-name="P3">Unique it seem</text:p>
      <text:p text:style-name="P4"/>
      <text:p text:style-name="P3">Off the wall</text:p>
      <text:p text:style-name="P3">Blackest of sheep</text:p>
      <text:p text:style-name="P4"/>
      <text:p text:style-name="P3">Try to comprehend</text:p>
      <text:p text:style-name="P4"/>
      <text:p text:style-name="P3">I'll laugh</text:p>
      <text:p text:style-name="P3">At your tumble</text:p>
      <text:p text:style-name="P4"/>
      <text:p text:style-name="P3">White razed black</text:p>
      <text:p text:style-name="P3">Latin grown Mexican</text:p>
      <text:p text:style-name="P4"/>
      <text:p text:style-name="P3">American at the core</text:p>
      <text:p text:style-name="P4"/>
      <text:p text:style-name="P3">Southern raised</text:p>
      <text:p text:style-name="P3">&amp; Never tolerant</text:p>
      <text:p text:style-name="P4"/>
      <text:p text:style-name="P3">When some muthrkfkn</text:p>
      <text:p text:style-name="P3">Northerner start shit</text:p>
      <text:p text:style-name="P4"/>
      <text:p text:style-name="P3">Fk false federation</text:p>
      <text:p text:style-name="P3">Remember the cause</text:p>
      <text:p text:style-name="P4"/>
      <text:p text:style-name="P3">Independence</text:p>
      <text:p text:style-name="P4"/>
      <text:p text:style-name="P3">Rebel against</text:p>
      <text:p text:style-name="P3">Two Faced Tyrants</text:p>
      <text:p text:style-name="P4"/>
      <text:p text:style-name="P3">Minorities proclaimed free</text:p>
      <text:p text:style-name="P3">Tho cuffed they ever be</text:p>
      <text:p text:style-name="P4"/>
      <text:p text:style-name="P3">After natural rot</text:p>
      <text:p text:style-name="P3">Of government power</text:p>
      <text:p text:style-name="P3">.</text:p>
      <text:p text:style-name="P3">.</text:p>
      <text:p text:style-name="P3">.</text:p>
      <text:p text:style-name="P3">Cultivated</text:p>
      <text:p text:style-name="P3">Perpendicular to society</text:p>
      <text:p text:style-name="P4"/>
      <text:p text:style-name="P3">Adventure unfamiliar</text:p>
      <text:p text:style-name="P3">In a net</text:p>
      <text:p text:style-name="P4"/>
      <text:p text:style-name="P3">Words outshined</text:p>
      <text:p text:style-name="P3">By the glare</text:p>
      <text:p text:style-name="P4"/>
      <text:p text:style-name="P3">Hackers</text:p>
      <text:p text:style-name="P3">Clicked away</text:p>
      <text:p text:style-name="P3">_</text:p>
      <text:p text:style-name="P4"/>
      <text:p text:style-name="P3">Against the grain</text:p>
      <text:p text:style-name="P4"/>
      <text:p text:style-name="P3">Often I suspect</text:p>
      <text:p text:style-name="P3">This my only motive</text:p>
      <text:p text:style-name="P4"/>
      <text:p text:style-name="P3">Or that it be</text:p>
      <text:p text:style-name="P3">Excellence when unguided</text:p>
      <text:p text:style-name="P4"/>
      <text:p text:style-name="P3">Many paths</text:p>
      <text:p text:style-name="P3">Numerous choices</text:p>
      <text:p text:style-name="P4"/>
      <text:p text:style-name="P3">Where whim meets wisdom</text:p>
      <text:p text:style-name="P3">Subconscious instincts implemented</text:p>
      <text:p text:style-name="P4"/>
      <text:p text:style-name="P3">Alone as cleanroom</text:p>
      <text:p text:style-name="P3">The reaction pure</text:p>
      <text:p text:style-name="P4"/>
      <text:p text:style-name="P3">Life in science</text:p>
      <text:p text:style-name="P3">Record'n experience</text:p>
      <text:p text:style-name="P4"/>
      <text:p text:style-name="P3">Mad hat legit</text:p>
      <text:p text:style-name="P3">My world a</text:p>
      <text:p text:style-name="P3">Freaks show</text:p>
      <text:p text:style-name="P3">.</text:p>
      <text:p text:style-name="P3">.</text:p>
      <text:p text:style-name="P3">.</text:p>
      <text:p text:style-name="P3">Time precious</text:p>
      <text:p text:style-name="P3">Stasis madden'n</text:p>
      <text:p text:style-name="P4"/>
      <text:p text:style-name="P3">Give me the</text:p>
      <text:p text:style-name="P3">Liberty of mean'n</text:p>
      <text:p text:style-name="P4"/>
      <text:p text:style-name="P3">To cause movement</text:p>
      <text:p text:style-name="P3">On the roll of life</text:p>
      <text:p text:style-name="P4"/>
      <text:p text:style-name="P3">Restrict me</text:p>
      <text:p text:style-name="P3">In a space of no progress</text:p>
      <text:p text:style-name="P4"/>
      <text:p text:style-name="P3">Mutex Locked</text:p>
      <text:p text:style-name="P3">Halted by 3rd-party</text:p>
      <text:p text:style-name="P4"/>
      <text:p text:style-name="P3"><text:soft-page-break/>Drives me rabid</text:p>
      <text:p text:style-name="P3">Prey caught in clutches</text:p>
      <text:p text:style-name="P3">Give'n it all</text:p>
      <text:p text:style-name="P3">For one last time</text:p>
      <text:p text:style-name="P3">.</text:p>
      <text:p text:style-name="P3">.</text:p>
      <text:p text:style-name="P3">.</text:p>
      <text:p text:style-name="P3">Losers</text:p>
      <text:p text:style-name="P3">Rejected by all</text:p>
      <text:p text:style-name="P4"/>
      <text:p text:style-name="P3">My people</text:p>
      <text:p text:style-name="P4"/>
      <text:p text:style-name="P3">Us taken each</text:p>
      <text:p text:style-name="P3">As an other</text:p>
      <text:p text:style-name="P4"/>
      <text:p text:style-name="P3">Know'n the</text:p>
      <text:p text:style-name="P3">Other is</text:p>
      <text:p text:style-name="P3">Okay with that</text:p>
      <text:p text:style-name="P4"/>
      <text:p text:style-name="P3">No fake'n</text:p>
      <text:p text:style-name="P3">It along</text:p>
      <text:p text:style-name="P3">With the rest</text:p>
      <text:p text:style-name="P4"/>
      <text:p text:style-name="P3">My legend</text:p>
      <text:p text:style-name="P3">No delays</text:p>
      <text:p text:style-name="P4"/>
      <text:p text:style-name="P3">You serve the story</text:p>
      <text:p text:style-name="P3">Or we go</text:p>
      <text:p text:style-name="P3">Separate ways</text:p>
      <text:p text:style-name="P4"/>
      <text:p text:style-name="P3">Not selfish</text:p>
      <text:p text:style-name="P3">Understand'n</text:p>
      <text:p text:style-name="P3">Earthly ways</text:p>
      <text:p text:style-name="P4"/>
      <text:p text:style-name="P3">You</text:p>
      <text:p text:style-name="P3">As featured</text:p>
      <text:p text:style-name="P4"/>
      <text:p text:style-name="P3">In the only story</text:p>
      <text:p text:style-name="P3">You will be</text:p>
      <text:p text:style-name="P3">Recorded in</text:p>
      <text:p text:style-name="P3">.</text:p>
      <text:p text:style-name="P3">.</text:p>
      <text:p text:style-name="P3">.</text:p>
      <text:p text:style-name="P3">First time</text:p>
      <text:p text:style-name="P3">O'r The Atlantic</text:p>
      <text:p text:style-name="P4"/>
      <text:p text:style-name="P3">Vienna</text:p>
      <text:p text:style-name="P4"/>
      <text:p text:style-name="P3">All in cryptic</text:p>
      <text:p text:style-name="P3">Austrian ways</text:p>
      <text:p text:style-name="P4"/>
      <text:p text:style-name="P3">Slovenia</text:p>
      <text:p text:style-name="P4"/>
      <text:p text:style-name="P3">Proved I knew</text:p>
      <text:p text:style-name="P3">Nothing of Europe</text:p>
      <text:p text:style-name="P4"/>
      <text:p text:style-name="P3">When I seen</text:p>
      <text:p text:style-name="P3">It existed on map</text:p>
      <text:p text:style-name="P4"/>
      <text:p text:style-name="P3">Ljublejaba</text:p>
      <text:p text:style-name="P3">What kind a</text:p>
      <text:p text:style-name="P3">Odd place is that</text:p>
      <text:p text:style-name="P4"/>
      <text:p text:style-name="P3">When you travel</text:p>
      <text:p text:style-name="P3">On the whim</text:p>
      <text:p text:style-name="P4"/>
      <text:p text:style-name="P3">The city desolate</text:p>
      <text:p text:style-name="P3">Words all gibberish</text:p>
      <text:p text:style-name="P4"/>
      <text:p text:style-name="P3">I always been</text:p>
      <text:p text:style-name="P3">Scared of what</text:p>
      <text:p text:style-name="P3">I regardless do</text:p>
      <text:p text:style-name="P4"/>
      <text:p text:style-name="P3">Put'n myself</text:p>
      <text:p text:style-name="P3">Ever in position</text:p>
      <text:p text:style-name="P4"/>
      <text:p text:style-name="P3">To have to live</text:p>
      <text:p text:style-name="P3">With hard choices</text:p>
      <text:p text:style-name="P4"/>
      <text:p text:style-name="P3">Cold Wet</text:p>
      <text:p text:style-name="P3">No shelter</text:p>
      <text:p text:style-name="P4"/>
      <text:p text:style-name="P3">Shit'n</text:p>
      <text:p text:style-name="P3">No paper</text:p>
      <text:p text:style-name="P3">+</text:p>
      <text:p text:style-name="P4"/>
      <text:p text:style-name="P3">My simple theory</text:p>
      <text:p text:style-name="P3">' If I can see it</text:p>
      <text:p text:style-name="P3">' I can get there</text:p>
      <text:p text:style-name="P4"/>
      <text:p text:style-name="P3">A man listened</text:p>
      <text:p text:style-name="P4"/>
      <text:p text:style-name="P3">Us alone near</text:p>
      <text:p text:style-name="P3">Secluded military lands</text:p>
      <text:p text:style-name="P4"/>
      <text:p text:style-name="P3">His look of</text:p>
      <text:p text:style-name="P3">Unsettled incredibility</text:p>
      <text:p text:style-name="P4"/>
      <text:p text:style-name="P3">Due to my</text:p>
      <text:p text:style-name="P3">Assured certainty</text:p>
      <text:p text:style-name="P3">_</text:p>
      <text:p text:style-name="P4"/>
      <text:p text:style-name="P3">Storm cap'd peaks</text:p>
      <text:p text:style-name="P3">Never permitted me</text:p>
      <text:p text:style-name="P4"/>
      <text:p text:style-name="P3">To truly test</text:p>
      <text:p text:style-name="P3">That theory honestly</text:p>
      <text:p text:style-name="P4"/>
      <text:p text:style-name="P3">But regardless</text:p>
      <text:p text:style-name="P3">I made way</text:p>
      <text:p text:style-name="P3">.</text:p>
      <text:p text:style-name="P3">.</text:p>
      <text:p text:style-name="P3">.</text:p>
      <text:p text:style-name="P3">Fk humility</text:p>
      <text:p text:style-name="P3">When legit</text:p>
      <text:p text:style-name="P4"/>
      <text:p text:style-name="P3">Savor our moment</text:p>
      <text:p text:style-name="P3">Cause you will</text:p>
      <text:p text:style-name="P3">Always remember it</text:p>
      <text:p text:style-name="P4"/>
      <text:p text:style-name="P3">A unicorn</text:p>
      <text:p text:style-name="P3">Mixed with a stray</text:p>
      <text:p text:style-name="P3">Mangy mutt</text:p>
      <text:p text:style-name="P4"/>
      <text:p text:style-name="P3">Some people are</text:p>
      <text:p text:style-name="P3">Too stupid</text:p>
      <text:p text:style-name="P3">To understand</text:p>
      <text:p text:style-name="P3">Reality as is</text:p>
      <text:p text:style-name="P4"/>
      <text:p text:style-name="P3">I have to</text:p>
      <text:p text:style-name="P3">Explain myself</text:p>
      <text:p text:style-name="P4"/>
      <text:p text:style-name="P3">Which puts me</text:p>
      <text:p text:style-name="P3">In awkward positions</text:p>
      <text:p text:style-name="P4"/>
      <text:p text:style-name="P3">Which I'm entirely</text:p>
      <text:p text:style-name="P3">Accustomed too</text:p>
      <text:p text:style-name="P3">.</text:p>
      <text:p text:style-name="P3">.</text:p>
      <text:p text:style-name="P3">.</text:p>
      <text:p text:style-name="P3">Every summit</text:p>
      <text:p text:style-name="P4"/>
      <text:p text:style-name="P3">Loneliness unmasked</text:p>
      <text:p text:style-name="P4"/>
      <text:p text:style-name="P3">One thought over</text:p>
      <text:p text:style-name="P3">Pinnacles of debate</text:p>
      <text:p text:style-name="P4"/>
      <text:p text:style-name="P3">Forgotten grounds</text:p>
      <text:p text:style-name="P3">Immutable boulders</text:p>
      <text:p text:style-name="P4"/>
      <text:p text:style-name="P3">Trees all</text:p>
      <text:p text:style-name="P3">Alpine runt</text:p>
      <text:p text:style-name="P4"/>
      <text:p text:style-name="P3">Beguiled to</text:p>
      <text:p text:style-name="P3">A far-away desolation</text:p>
      <text:p text:style-name="P3">_</text:p>
      <text:p text:style-name="P4"/>
      <text:p text:style-name="P3">Major players</text:p>
      <text:p text:style-name="P3">In unix communities</text:p>
      <text:p text:style-name="P4"/>
      <text:p text:style-name="P3">Recognize me</text:p>
      <text:p text:style-name="P3">Loon &amp; half-baked</text:p>
      <text:p text:style-name="P4"/>
      <text:p text:style-name="P3">Odd outside</text:p>
      <text:p text:style-name="P3">Standard lines</text:p>
      <text:p text:style-name="P4"/>
      <text:p text:style-name="P3">Deep &amp; cold</text:p>
      <text:p text:style-name="P3">In thicket paths</text:p>
      <text:p text:style-name="P4"/>
      <text:p text:style-name="P3">Snow in proof</text:p>
      <text:p text:style-name="P3">Of no other</text:p>
      <text:p text:style-name="P4"/>
      <text:p text:style-name="P3">As deer</text:p>
      <text:p text:style-name="P3">In WTF glares</text:p>
      <text:p text:style-name="P3">.</text:p>
      <text:p text:style-name="P3">.</text:p>
      <text:p text:style-name="P3">.</text:p>
      <text:p text:style-name="P3"><text:soft-page-break/>Blunted Blazed</text:p>
      <text:p text:style-name="P3">Ridgeside</text:p>
      <text:p text:style-name="P4"/>
      <text:p text:style-name="P3">They asked</text:p>
      <text:p text:style-name="P3">Of my yoga</text:p>
      <text:p text:style-name="P4"/>
      <text:p text:style-name="P3">We performed</text:p>
      <text:p text:style-name="P3">Sacrament</text:p>
      <text:p text:style-name="P3">Around flame</text:p>
      <text:p text:style-name="P4"/>
      <text:p text:style-name="P3">Beef Jerky</text:p>
      <text:p text:style-name="P3">No water</text:p>
      <text:p text:style-name="P4"/>
      <text:p text:style-name="P3">Moutain Dew</text:p>
      <text:p text:style-name="P3">In one hit</text:p>
      <text:p text:style-name="P4"/>
      <text:p text:style-name="P3">Sunrise pose</text:p>
      <text:p text:style-name="P4"/>
      <text:p text:style-name="P3">Inhale blunt</text:p>
      <text:p text:style-name="P3">Rise exhale smoke</text:p>
      <text:p text:style-name="P4"/>
      <text:p text:style-name="P3">Blaine the choo-choo-train</text:p>
      <text:p text:style-name="P4"/>
      <text:p text:style-name="P3">Let smoke out</text:p>
      <text:p text:style-name="P3">Only in percentages</text:p>
      <text:p text:style-name="P3">Inhale'n precentages</text:p>
      <text:p text:style-name="P4"/>
      <text:p text:style-name="P4"/>
      <text:p text:style-name="P3">Solitary Ridgeside</text:p>
      <text:p text:style-name="P3">Elune enshrouded</text:p>
      <text:p text:style-name="P3">Late no light</text:p>
      <text:p text:style-name="P4"/>
      <text:p text:style-name="P3">All were blessed</text:p>
      <text:p text:style-name="P3">With the cough</text:p>
      <text:p text:style-name="P3">Share'n experience</text:p>
      <text:p text:style-name="P3">As equals</text:p>
      <text:p text:style-name="P3">.</text:p>
      <text:p text:style-name="P3">.</text:p>
      <text:p text:style-name="P3">.</text:p>
      <text:p text:style-name="P3">Breathless moment</text:p>
      <text:p text:style-name="P3">When a song</text:p>
      <text:p text:style-name="P3">Understood</text:p>
      <text:p text:style-name="P4"/>
      <text:p text:style-name="P3">Mayhap bypassed</text:p>
      <text:p text:style-name="P3">Plenty before</text:p>
      <text:p text:style-name="P4"/>
      <text:p text:style-name="P3">Freddie Gibbs</text:p>
      <text:p text:style-name="P3">'Just Tryin Ta Make it</text:p>
      <text:p text:style-name="P4"/>
      <text:p text:style-name="P3">Birthed resolve</text:p>
      <text:p text:style-name="P3">To succeed to Sneznik</text:p>
      <text:p text:style-name="P4"/>
      <text:p text:style-name="P3">A journey</text:p>
      <text:p text:style-name="P3">Over many days</text:p>
      <text:p text:style-name="P4"/>
      <text:p text:style-name="P3">Against them locals</text:p>
      <text:p text:style-name="P3">Aun to sneer</text:p>
      <text:p text:style-name="P3">Prolcaim my failure</text:p>
      <text:p text:style-name="P4"/>
      <text:p text:style-name="P3">I smirk back</text:p>
      <text:p text:style-name="P4"/>
      <text:p text:style-name="P3">You</text:p>
      <text:p text:style-name="P4"/>
      <text:p text:style-name="P3">Mistaken faithless fks</text:p>
      <text:p text:style-name="P3">As countless past</text:p>
      <text:p text:style-name="P4"/>
      <text:p text:style-name="P3">At the end</text:p>
      <text:p text:style-name="P3">No where to find</text:p>
      <text:p text:style-name="P3">To ball all over</text:p>
      <text:p text:style-name="P4"/>
      <text:p text:style-name="P3">So keep on</text:p>
      <text:p text:style-name="P3">As I do</text:p>
      <text:p text:style-name="P3">.</text:p>
      <text:p text:style-name="P3">.</text:p>
      <text:p text:style-name="P3">.</text:p>
      <text:p text:style-name="P3">America</text:p>
      <text:p text:style-name="P3">Bought only a traitor</text:p>
      <text:p text:style-name="P4"/>
      <text:p text:style-name="P3">To whistleblow</text:p>
      <text:p text:style-name="P3">Our surveillent state</text:p>
      <text:p text:style-name="P4"/>
      <text:p text:style-name="P3">Not the confession</text:p>
      <text:p text:style-name="P3">Of community neighbors</text:p>
      <text:p text:style-name="P3">Busy in subversive-tasks</text:p>
      <text:p text:style-name="P4"/>
      <text:p text:style-name="P3">What a day</text:p>
      <text:p text:style-name="P3">What a day</text:p>
      <text:p text:style-name="P4"/>
      <text:p text:style-name="P3">When only a Snowden</text:p>
      <text:p text:style-name="P3">Cured our ignorant state</text:p>
      <text:p text:style-name="P4"/>
      <text:p text:style-name="P3">A much better hacker am I</text:p>
      <text:p text:style-name="P3">&amp; I not a Russian Spy</text:p>
      <text:p text:style-name="P4"/>
      <text:p text:style-name="P3">If the call rise</text:p>
      <text:p text:style-name="P3">May it be for my name</text:p>
      <text:p text:style-name="P3">Next time</text:p>
      <text:p text:style-name="P3">.</text:p>
      <text:p text:style-name="P3">.</text:p>
      <text:p text:style-name="P3">.</text:p>
      <text:p text:style-name="P3">Faith</text:p>
      <text:p text:style-name="P3">A Fervor</text:p>
      <text:p text:style-name="P3">Like Fire</text:p>
      <text:p text:style-name="P4"/>
      <text:p text:style-name="P3">Wanes at times</text:p>
      <text:p text:style-name="P4"/>
      <text:p text:style-name="P3">A blaze</text:p>
      <text:p text:style-name="P3">Too costly</text:p>
      <text:p text:style-name="P3">Aun for forests</text:p>
      <text:p text:style-name="P4"/>
      <text:p text:style-name="P3">Faith steady as</text:p>
      <text:p text:style-name="P3">Simple red coal</text:p>
      <text:p text:style-name="P4"/>
      <text:p text:style-name="P3">Toasted tortillas</text:p>
      <text:p text:style-name="P3">Enough to get by</text:p>
      <text:p text:style-name="P3">.</text:p>
      <text:p text:style-name="P3">.</text:p>
      <text:p text:style-name="P3">.</text:p>
      <text:p text:style-name="P3">Faith past coincidences</text:p>
      <text:p text:style-name="P3">Sifted obvious product</text:p>
      <text:p text:style-name="P4"/>
      <text:p text:style-name="P3">Portland</text:p>
      <text:p text:style-name="P3">Peaceful on Island</text:p>
      <text:p text:style-name="P4"/>
      <text:p text:style-name="P3">Boston</text:p>
      <text:p text:style-name="P3">Busy &amp; distant</text:p>
      <text:p text:style-name="P4"/>
      <text:p text:style-name="P3">Tired</text:p>
      <text:p text:style-name="P4"/>
      <text:p text:style-name="P3">Airport Bus empty</text:p>
      <text:p text:style-name="P3">Arrive'n 8hrs early</text:p>
      <text:p text:style-name="P4"/>
      <text:p text:style-name="P3">'Superstorm Sandy</text:p>
      <text:p text:style-name="P3">'Hit'n in a few hours</text:p>
      <text:p text:style-name="P4"/>
      <text:p text:style-name="P3">Airport get'n closed</text:p>
      <text:p text:style-name="P3">Because a storm?</text:p>
      <text:p text:style-name="P4"/>
      <text:p text:style-name="P3">In Texas</text:p>
      <text:p text:style-name="P3">We have hurricanes</text:p>
      <text:p text:style-name="P4"/>
      <text:p text:style-name="P3">I pressed on</text:p>
      <text:p text:style-name="P3">Unimpressed</text:p>
      <text:p text:style-name="P4"/>
      <text:p text:style-name="P3">'We can get you out of here</text:p>
      <text:p text:style-name="P3">'On a plane leaving in thirty mins</text:p>
      <text:p text:style-name="P4"/>
      <text:p text:style-name="P3">Fortune</text:p>
      <text:p text:style-name="P3">Of the faithful</text:p>
      <text:p text:style-name="P4"/>
      <text:p text:style-name="P3">I was out fore the hour</text:p>
      <text:p text:style-name="P3">On the last plane out</text:p>
      <text:p text:style-name="P3">.</text:p>
      <text:p text:style-name="P3">.</text:p>
      <text:p text:style-name="P3">.</text:p>
      <text:p text:style-name="P3">I roll</text:p>
      <text:p text:style-name="P3">Big Bang</text:p>
      <text:p text:style-name="P3">At back</text:p>
      <text:p text:style-name="P4"/>
      <text:p text:style-name="P3">Surf'n its waves</text:p>
      <text:p text:style-name="P3">Dip'n or rise'n</text:p>
      <text:p text:style-name="P3">In tune</text:p>
      <text:p text:style-name="P4"/>
      <text:p text:style-name="P3">Got places to be</text:p>
      <text:p text:style-name="P3">Got plans to do</text:p>
      <text:p text:style-name="P4"/>
      <text:p text:style-name="P3">This than that</text:p>
      <text:p text:style-name="P3">To get to</text:p>
      <text:p text:style-name="P3">Calculated positions</text:p>
      <text:p text:style-name="P4"/>
      <text:p text:style-name="P3">Writers Voice</text:p>
      <text:p text:style-name="P3">Well worn</text:p>
      <text:p text:style-name="P4"/>
      <text:p text:style-name="P3">Body in</text:p>
      <text:p text:style-name="P3">Plumb pristine</text:p>
      <text:p text:style-name="P4"/>
      <text:p text:style-name="P3">Hope distilled clear</text:p>
      <text:p text:style-name="P4"><text:soft-page-break/></text:p>
      <text:p text:style-name="P3">With that bite</text:p>
      <text:p text:style-name="P3">Worse than anyother</text:p>
      <text:p text:style-name="P4"/>
      <text:p text:style-name="P3">Take me young</text:p>
      <text:p text:style-name="P3">Take me faithful</text:p>
      <text:p text:style-name="P4"/>
      <text:p text:style-name="P3">Let the explosion</text:p>
      <text:p text:style-name="P3">Of my end</text:p>
      <text:p text:style-name="P4"/>
      <text:p text:style-name="P3">Propel my bang</text:p>
      <text:p text:style-name="P3">Loud to centuries</text:p>
      <text:p text:style-name="P4"/>
      <text:p text:style-name="P3">HiTech Ideas</text:p>
      <text:p text:style-name="P3">Odd american talk</text:p>
      <text:p text:style-name="P3">Classic adventure tales</text:p>
      <text:p text:style-name="P4"/>
      <text:p text:style-name="P3">Mary at my side</text:p>
      <text:p text:style-name="P3">Pack at my back</text:p>
      <text:p text:style-name="P4"/>
      <text:p text:style-name="P3">Inform'n on what</text:p>
      <text:p text:style-name="P3">I wished informed</text:p>
      <text:p text:style-name="P4"/>
      <text:p text:style-name="P3">Master of my own</text:p>
      <text:p text:style-name="P3">Among subjugated masses</text:p>
      <text:p text:style-name="P3">.</text:p>
      <text:p text:style-name="P3">.</text:p>
      <text:p text:style-name="P3">.</text:p>
      <text:p text:style-name="P3">'An old say'n</text:p>
      <text:p text:style-name="P3">'In Texas</text:p>
      <text:p text:style-name="P3">'That says</text:p>
      <text:p text:style-name="P4"/>
      <text:p text:style-name="P3">'fool me once</text:p>
      <text:p text:style-name="P3">'shame on</text:p>
      <text:p text:style-name="P3">'shame on you</text:p>
      <text:p text:style-name="P4"/>
      <text:p text:style-name="P3">'fool me...</text:p>
      <text:p text:style-name="P3">'i can't get fooled again</text:p>
      <text:p text:style-name="P4"/>
      <text:p text:style-name="P3">Texan is to live badass</text:p>
      <text:p text:style-name="P4"/>
      <text:p text:style-name="P3">Maybe bigger in bias relation</text:p>
      <text:p text:style-name="P3">But relations are only relative</text:p>
      <text:p text:style-name="P4"/>
      <text:p text:style-name="P3">Never trust</text:p>
      <text:p text:style-name="P3">Another's perspective</text:p>
      <text:p text:style-name="P4"/>
      <text:p text:style-name="P3">Hella awesome how</text:p>
      <text:p text:style-name="P3">Texans keep Texas</text:p>
      <text:p text:style-name="P3">.</text:p>
      <text:p text:style-name="P3">.</text:p>
      <text:p text:style-name="P3">.</text:p>
      <text:p text:style-name="P3">Each day death</text:p>
      <text:p text:style-name="P3">More than likely</text:p>
      <text:p text:style-name="P4"/>
      <text:p text:style-name="P3">So each day lived</text:p>
      <text:p text:style-name="P3">Like it the last</text:p>
      <text:p text:style-name="P4"/>
      <text:p text:style-name="P3">Punk teen at black schools</text:p>
      <text:p text:style-name="P3">Motorcyclist half nuts</text:p>
      <text:p text:style-name="P3">Missionary in escalate'n warzones</text:p>
      <text:p text:style-name="P3">Adventurer without sense</text:p>
      <text:p text:style-name="P4"/>
      <text:p text:style-name="P3">Hacker</text:p>
      <text:p text:style-name="P3">In an anti-hacker state</text:p>
      <text:p text:style-name="P4"/>
      <text:p text:style-name="P3">If I lose sight</text:p>
      <text:p text:style-name="P3">Of death</text:p>
      <text:p text:style-name="P4"/>
      <text:p text:style-name="P3">I seem to lose</text:p>
      <text:p text:style-name="P3">Understand'n of life</text:p>
      <text:p text:style-name="P4"/>
      <text:p text:style-name="P3">Viva</text:p>
      <text:p text:style-name="P3">La Santa Muerte</text:p>
      <text:p text:style-name="P3">.</text:p>
      <text:p text:style-name="P3">.</text:p>
      <text:p text:style-name="P3">.</text:p>
      <text:p text:style-name="P3">To be wizard</text:p>
      <text:p text:style-name="P3">To create animate</text:p>
      <text:p text:style-name="P3">From inanimate</text:p>
      <text:p text:style-name="P4"/>
      <text:p text:style-name="P3">To birth logic</text:p>
      <text:p text:style-name="P3">Work'n certain tasks</text:p>
      <text:p text:style-name="P4"/>
      <text:p text:style-name="P3">Mystic &amp; Wiccan</text:p>
      <text:p text:style-name="P3">Spiritualist</text:p>
      <text:p text:style-name="P4"/>
      <text:p text:style-name="P3">Servant of</text:p>
      <text:p text:style-name="P3">La Santa Muerte</text:p>
      <text:p text:style-name="P4"/>
      <text:p text:style-name="P3">Father to a new era</text:p>
      <text:p text:style-name="P3">Where tech &amp; soul unite</text:p>
      <text:p text:style-name="P4"/>
      <text:p text:style-name="P3">Practice of Arts</text:p>
      <text:p text:style-name="P3">Dark to unanointed</text:p>
      <text:p text:style-name="P4"/>
      <text:p text:style-name="P3">Life to have</text:p>
      <text:p text:style-name="P3">Logic &amp; task</text:p>
      <text:p text:style-name="P4"/>
      <text:p text:style-name="P3">Happiness</text:p>
      <text:p text:style-name="P3">To return 0</text:p>
      <text:p text:style-name="P4"/>
      <text:p text:style-name="P3">Be independent</text:p>
      <text:p text:style-name="P3">Be versatile</text:p>
      <text:p text:style-name="P4"/>
      <text:p text:style-name="P3">Communication</text:p>
      <text:p text:style-name="P3">&amp; Reactions</text:p>
      <text:p text:style-name="P4"/>
      <text:p text:style-name="P3">Behold the anew</text:p>
      <text:p text:style-name="P3">Craft of Demonology</text:p>
      <text:p text:style-name="P4"/>
      <text:p text:style-name="P3">Which beneath all</text:p>
      <text:p text:style-name="P3">Foundation only logic</text:p>
      <text:p text:style-name="P3">.</text:p>
      <text:p text:style-name="P3">.</text:p>
      <text:p text:style-name="P3">.</text:p>
      <text:p text:style-name="P3">Merit means most</text:p>
      <text:p text:style-name="P3">To most</text:p>
      <text:p text:style-name="P4"/>
      <text:p text:style-name="P3">Now not time</text:p>
      <text:p text:style-name="P3">To sidetrack</text:p>
      <text:p text:style-name="P3">On petty runs</text:p>
      <text:p text:style-name="P3">For payment</text:p>
      <text:p text:style-name="P4"/>
      <text:p text:style-name="P3">Only need what</text:p>
      <text:p text:style-name="P3">I can make</text:p>
      <text:p text:style-name="P3">A story out-of</text:p>
      <text:p text:style-name="P4"/>
      <text:p text:style-name="P3">Archive Mainframe</text:p>
      <text:p text:style-name="P3">Motorcycles 1 2 3 4</text:p>
      <text:p text:style-name="P3">Osprey pack</text:p>
      <text:p text:style-name="P3">Work Tie</text:p>
      <text:p text:style-name="P3">Scripture Set</text:p>
      <text:p text:style-name="P3">Nike Shoes</text:p>
      <text:p text:style-name="P3">Trek'n poles</text:p>
      <text:p text:style-name="P4"/>
      <text:p text:style-name="P3">Just give me whatever</text:p>
      <text:p text:style-name="P3">I'll figure out the rest</text:p>
      <text:p text:style-name="P3">.</text:p>
      <text:p text:style-name="P3">.</text:p>
      <text:p text:style-name="P3">.</text:p>
      <text:p text:style-name="P3">Friendship</text:p>
      <text:p text:style-name="P3">Not investment</text:p>
      <text:p text:style-name="P4"/>
      <text:p text:style-name="P3">Only</text:p>
      <text:p text:style-name="P3">Momentary cohesion</text:p>
      <text:p text:style-name="P3">.</text:p>
      <text:p text:style-name="P3">.</text:p>
      <text:p text:style-name="P3">.</text:p>
      <text:p text:style-name="P3">I look down</text:p>
      <text:p text:style-name="P3">To see why</text:p>
      <text:p text:style-name="P3">The rock comfortable</text:p>
      <text:p text:style-name="P4"/>
      <text:p text:style-name="P3">I been</text:p>
      <text:p text:style-name="P3">Sit'n on deer shit</text:p>
      <text:p text:style-name="P3">.</text:p>
      <text:p text:style-name="P3">.</text:p>
      <text:p text:style-name="P3">.</text:p>
      <text:p text:style-name="P3">I try my best</text:p>
      <text:p text:style-name="P3">To write</text:p>
      <text:p text:style-name="P4"/>
      <text:p text:style-name="P3">In the manner</text:p>
      <text:p text:style-name="P3">Of my light sway'n</text:p>
      <text:p text:style-name="P4"/>
      <text:p text:style-name="P3">Bobb'n in brisk walk</text:p>
      <text:p text:style-name="P3">Exhuberant of expression</text:p>
      <text:p text:style-name="P4"/>
      <text:p text:style-name="P3">Tell'n you something</text:p>
      <text:p text:style-name="P3">You will always remember</text:p>
      <text:p text:style-name="P4"/>
      <text:p text:style-name="P3">In a fashion</text:p>
      <text:p text:style-name="P3">Polite only second</text:p>
      <text:p text:style-name="P4"/>
      <text:p text:style-name="P3">Till past time</text:p>
      <text:p text:style-name="P3">After jackass forgot</text:p>
      <text:p text:style-name="P4"/>
      <text:p text:style-name="P3">Only remains</text:p>
      <text:p text:style-name="P3"><text:soft-page-break/>The message</text:p>
      <text:p text:style-name="P4"/>
      <text:p text:style-name="P3">In epiphany hits</text:p>
      <text:p text:style-name="P3">&amp; Enlightens you</text:p>
      <text:p text:style-name="P3">.</text:p>
      <text:p text:style-name="P3">.</text:p>
      <text:p text:style-name="P3">.</text:p>
      <text:p text:style-name="P3">Hacker</text:p>
      <text:p text:style-name="P3">In an anti-hacker state</text:p>
      <text:p text:style-name="P4"/>
      <text:p text:style-name="P3">Crocker</text:p>
      <text:p text:style-name="P3">The first hacker I knew</text:p>
      <text:p text:style-name="P4"/>
      <text:p text:style-name="P3">Lived alone at the 'park</text:p>
      <text:p text:style-name="P3">Found 1337 thru insomnia</text:p>
      <text:p text:style-name="P3">Book by book he read</text:p>
      <text:p text:style-name="P4"/>
      <text:p text:style-name="P3">The FBI expelled</text:p>
      <text:p text:style-name="P3">Him from all universities</text:p>
      <text:p text:style-name="P4"/>
      <text:p text:style-name="P3">After Novell told the government</text:p>
      <text:p text:style-name="P3">Who was told by the schools admin</text:p>
      <text:p text:style-name="P3">Who was told by Croker himself</text:p>
      <text:p text:style-name="P4"/>
      <text:p text:style-name="P3">Report'n a hole that opened</text:p>
      <text:p text:style-name="P3">Free access to the network</text:p>
      <text:p text:style-name="P4"/>
      <text:p text:style-name="P3">A typical story</text:p>
      <text:p text:style-name="P3">In hacker circles</text:p>
      <text:p text:style-name="P4"/>
      <text:p text:style-name="P3">Omniscient power</text:p>
      <text:p text:style-name="P3">Is power over ignorants</text:p>
      <text:p text:style-name="P3">_</text:p>
      <text:p text:style-name="P4"/>
      <text:p text:style-name="P3">My country whines</text:p>
      <text:p text:style-name="P3">Why are Russian hackers better?</text:p>
      <text:p text:style-name="P4"/>
      <text:p text:style-name="P3">As it maliciously treats</text:p>
      <text:p text:style-name="P3">Wizards as witches</text:p>
      <text:p text:style-name="P4"/>
      <text:p text:style-name="P3">Inject'n my traffic</text:p>
      <text:p text:style-name="P3">With packets</text:p>
      <text:p text:style-name="P4"/>
      <text:p text:style-name="P3">As they conspire</text:p>
      <text:p text:style-name="P3">To manufacture</text:p>
      <text:p text:style-name="P3">Probable warrants</text:p>
      <text:p text:style-name="P3">_</text:p>
      <text:p text:style-name="P4"/>
      <text:p text:style-name="P3">So what is a</text:p>
      <text:p text:style-name="P3">Muthrfkr to do</text:p>
      <text:p text:style-name="P4"/>
      <text:p text:style-name="P3">That is too Texan</text:p>
      <text:p text:style-name="P3">To leave america</text:p>
      <text:p text:style-name="P4"/>
      <text:p text:style-name="P3">Just try to be good enough</text:p>
      <text:p text:style-name="P3">To get outta any situation</text:p>
      <text:p text:style-name="P4"/>
      <text:p text:style-name="P3">Russians may have</text:p>
      <text:p text:style-name="P3">Well fed hackers</text:p>
      <text:p text:style-name="P4"/>
      <text:p text:style-name="P3">But true is beauty</text:p>
      <text:p text:style-name="P3">Where naught else blooms</text:p>
      <text:p text:style-name="P4"/>
      <text:p text:style-name="P3">Input &amp; Output</text:p>
      <text:p text:style-name="P3">Of this command center</text:p>
      <text:p text:style-name="P3">A massive organ array</text:p>
      <text:p text:style-name="P3">.</text:p>
      <text:p text:style-name="P3">.</text:p>
      <text:p text:style-name="P3">.</text:p>
      <text:p text:style-name="P3">Wizardry</text:p>
      <text:p text:style-name="P3">To create animate</text:p>
      <text:p text:style-name="P3">From inanimate</text:p>
      <text:p text:style-name="P4"/>
      <text:p text:style-name="P3">To birth logic</text:p>
      <text:p text:style-name="P3">Work'n certain tasks</text:p>
      <text:p text:style-name="P4"/>
      <text:p text:style-name="P3">Mystic &amp; Wiccan</text:p>
      <text:p text:style-name="P4"/>
      <text:p text:style-name="P3">Servant of</text:p>
      <text:p text:style-name="P3">La Santa Muerte</text:p>
      <text:p text:style-name="P4"/>
      <text:p text:style-name="P3">Father to a new era</text:p>
      <text:p text:style-name="P3">Where tech &amp; soul unite</text:p>
      <text:p text:style-name="P4"/>
      <text:p text:style-name="P3">Practice of Arts</text:p>
      <text:p text:style-name="P3">Dark to all unanointed</text:p>
      <text:p text:style-name="P4"/>
      <text:p text:style-name="P3">Life to have</text:p>
      <text:p text:style-name="P3">Logic &amp; task</text:p>
      <text:p text:style-name="P4"/>
      <text:p text:style-name="P3">Happiness</text:p>
      <text:p text:style-name="P3">To return 0</text:p>
      <text:p text:style-name="P4"/>
      <text:p text:style-name="P3">Be independent</text:p>
      <text:p text:style-name="P3">Be versatile</text:p>
      <text:p text:style-name="P4"/>
      <text:p text:style-name="P3">Communication</text:p>
      <text:p text:style-name="P3">&amp; Reactions</text:p>
      <text:p text:style-name="P4"/>
      <text:p text:style-name="P3">Behold the anew</text:p>
      <text:p text:style-name="P3">Craft of Demonology</text:p>
      <text:p text:style-name="P3">.</text:p>
      <text:p text:style-name="P3">.</text:p>
      <text:p text:style-name="P3">.</text:p>
      <text:p text:style-name="P3">Prince of Archives</text:p>
      <text:p text:style-name="P3">Since '14</text:p>
      <text:p text:style-name="P4"/>
      <text:p text:style-name="P3">File lust</text:p>
      <text:p text:style-name="P3">Second to</text:p>
      <text:p text:style-name="P4"/>
      <text:p text:style-name="P3">Independence of Humanity</text:p>
      <text:p text:style-name="P4"/>
      <text:p text:style-name="P3">Our anonymous right</text:p>
      <text:p text:style-name="P3">_</text:p>
      <text:p text:style-name="P4"/>
      <text:p text:style-name="P3">All poor beasts</text:p>
      <text:p text:style-name="P3">We slave to eat</text:p>
      <text:p text:style-name="P4"/>
      <text:p text:style-name="P3">Stocked as material</text:p>
      <text:p text:style-name="P3">Only as inventory</text:p>
      <text:p text:style-name="P4"/>
      <text:p text:style-name="P3">Fate</text:p>
      <text:p text:style-name="P3">Will loop round</text:p>
      <text:p text:style-name="P4"/>
      <text:p text:style-name="P3">Mechanics of this motion</text:p>
      <text:p text:style-name="P3">Longsince set</text:p>
      <text:p text:style-name="P4"/>
      <text:p text:style-name="P3">Trump Election</text:p>
      <text:p text:style-name="P3">Thunderbolt sent by god</text:p>
      <text:p text:style-name="P3">The universe or whatever</text:p>
      <text:p text:style-name="P4"/>
      <text:p text:style-name="P3">To crack open the earth</text:p>
      <text:p text:style-name="P3">To be filled by our dead</text:p>
      <text:p text:style-name="P4"/>
      <text:p text:style-name="P3">Answer of pooled prayers</text:p>
      <text:p text:style-name="P3">Of creatures worldwide</text:p>
      <text:p text:style-name="P3">For destruction of mankind</text:p>
      <text:p text:style-name="P3">_</text:p>
      <text:p text:style-name="P4"/>
      <text:p text:style-name="P3">Rattlesnakes</text:p>
      <text:p text:style-name="P3">Expect &amp; accept death</text:p>
      <text:p text:style-name="P4"/>
      <text:p text:style-name="P3">Death the meat</text:p>
      <text:p text:style-name="P3">Of its substance</text:p>
      <text:p text:style-name="P4"/>
      <text:p text:style-name="P3">Nobly</text:p>
      <text:p text:style-name="P3">Find'n death themself</text:p>
      <text:p text:style-name="P4"/>
      <text:p text:style-name="P3">Sure as shit sticks</text:p>
      <text:p text:style-name="P3">Better decapitate</text:p>
      <text:p text:style-name="P4"/>
      <text:p text:style-name="P3">Caz four hours</text:p>
      <text:p text:style-name="P3">After death</text:p>
      <text:p text:style-name="P4"/>
      <text:p text:style-name="P3">It may get chance</text:p>
      <text:p text:style-name="P3">To strike death</text:p>
      <text:p text:style-name="P4"/>
      <text:p text:style-name="P3">Turn'n victor to victim</text:p>
      <text:p text:style-name="P3">.</text:p>
      <text:p text:style-name="P3">.</text:p>
      <text:p text:style-name="P3">.</text:p>
      <text:p text:style-name="P3">Life is something</text:p>
      <text:p text:style-name="P3">That comes &amp; goes</text:p>
      <text:p text:style-name="P4"/>
      <text:p text:style-name="P3">At the end</text:p>
      <text:p text:style-name="P3">I hope as</text:p>
      <text:p text:style-name="P4"/>
      <text:p text:style-name="P3">Pheonix I fly</text:p>
      <text:p text:style-name="P4"/>
      <text:p text:style-name="P3">All flame</text:p>
      <text:p text:style-name="P3">In sudden glory</text:p>
      <text:p text:style-name="P4"/>
      <text:p text:style-name="P3">Then to darkness</text:p>
      <text:p text:style-name="P3">Of the night</text:p>
      <text:p text:style-name="P3">_</text:p>
      <text:p text:style-name="P4"/>
      <text:p text:style-name="P3">'Fuck the world</text:p>
      <text:p text:style-name="P3"><text:soft-page-break/>I'd first seen this sentence</text:p>
      <text:p text:style-name="P4"/>
      <text:p text:style-name="P3">On my wife's chinese shirt</text:p>
      <text:p text:style-name="P3">Fate's message</text:p>
      <text:p text:style-name="P4"/>
      <text:p text:style-name="P3">My catch phrase now</text:p>
      <text:p text:style-name="P3">'Fk the world</text:p>
      <text:p text:style-name="P4"/>
      <text:p text:style-name="P3">'Fk the world</text:p>
      <text:p text:style-name="P3">'How did I mess</text:p>
      <text:p text:style-name="P3">'It all up again</text:p>
      <text:p text:style-name="P4"/>
      <text:p text:style-name="P3">Often sentiment</text:p>
      <text:p text:style-name="P3">Felt in my life</text:p>
      <text:p text:style-name="P4"/>
      <text:p text:style-name="P3">Bear'n</text:p>
      <text:p text:style-name="P3">My excited smirk</text:p>
      <text:p text:style-name="P4"/>
      <text:p text:style-name="P3">Out there in</text:p>
      <text:p text:style-name="P3">A world alone</text:p>
      <text:p text:style-name="P4"/>
      <text:p text:style-name="P3">That is what</text:p>
      <text:p text:style-name="P3">I be best at</text:p>
      <text:p text:style-name="P4"/>
      <text:p text:style-name="P3">Let youth</text:p>
      <text:p text:style-name="P3">Give me momentum</text:p>
      <text:p text:style-name="P3">To fly</text:p>
      <text:p text:style-name="P4"/>
      <text:p text:style-name="P3">Didn't belong anywhere</text:p>
      <text:p text:style-name="P3">Bury me best right here</text:p>
      <text:p text:style-name="P4"/>
      <text:p text:style-name="P3">Event at the apex</text:p>
      <text:p text:style-name="P3">Life horizons death</text:p>
      <text:p text:style-name="P4"/>
      <text:p text:style-name="P3">It is death</text:p>
      <text:p text:style-name="P3">That tells</text:p>
      <text:p text:style-name="P4"/>
      <text:p text:style-name="P3">A man's Tale</text:p>
      <text:p text:style-name="P3">.</text:p>
      <text:p text:style-name="P3">.</text:p>
      <text:p text:style-name="P3">.</text:p>
      <text:p text:style-name="P3">2 Yr Mission</text:p>
      <text:p text:style-name="P3">2000 Mi Trail</text:p>
      <text:p text:style-name="P4"/>
      <text:p text:style-name="P3">Never once believed</text:p>
      <text:p text:style-name="P3">I'd make the end</text:p>
      <text:p text:style-name="P4"/>
      <text:p text:style-name="P3">Now again</text:p>
      <text:p text:style-name="P3">All false faith</text:p>
      <text:p text:style-name="P3">Stripped from me</text:p>
      <text:p text:style-name="P4"/>
      <text:p text:style-name="P3">Failure</text:p>
      <text:p text:style-name="P3">An empty sound</text:p>
      <text:p text:style-name="P3">After my words</text:p>
      <text:p text:style-name="P3">Are distributed abundantly</text:p>
      <text:p text:style-name="P4"/>
      <text:p text:style-name="P3">But I keep write'n</text:p>
      <text:p text:style-name="P3">As I kept preach'n &amp; hike'n</text:p>
      <text:p text:style-name="P4"/>
      <text:p text:style-name="P3">Cause the means</text:p>
      <text:p text:style-name="P3">My favorite part</text:p>
      <text:p text:style-name="P3">.</text:p>
      <text:p text:style-name="P3">.</text:p>
      <text:p text:style-name="P3">.</text:p>
      <text:p text:style-name="P3">Skills</text:p>
      <text:p text:style-name="P3">Matter most in life</text:p>
      <text:p text:style-name="P4"/>
      <text:p text:style-name="P3">Relationships end</text:p>
      <text:p text:style-name="P3">Drugs can't create</text:p>
      <text:p text:style-name="P4"/>
      <text:p text:style-name="P3">Money flows</text:p>
      <text:p text:style-name="P3">Best fresh like water</text:p>
      <text:p text:style-name="P4"/>
      <text:p text:style-name="P3">Things</text:p>
      <text:p text:style-name="P3">All things I need</text:p>
      <text:p text:style-name="P3">I dont like</text:p>
      <text:p text:style-name="P4"/>
      <text:p text:style-name="P3">Hammock pack laptop</text:p>
      <text:p text:style-name="P3">Bore of a chore</text:p>
      <text:p text:style-name="P3">_</text:p>
      <text:p text:style-name="P4"/>
      <text:p text:style-name="P3">Been so cold</text:p>
      <text:p text:style-name="P3">Thought I was die'n</text:p>
      <text:p text:style-name="P4"/>
      <text:p text:style-name="P3">All such times</text:p>
      <text:p text:style-name="P3">Overshadowed</text:p>
      <text:p text:style-name="P4"/>
      <text:p text:style-name="P3">By flamboyant past</text:p>
      <text:p text:style-name="P4"/>
      <text:p text:style-name="P3">What fate</text:p>
      <text:p text:style-name="P3">Keeps me upon</text:p>
      <text:p text:style-name="P3">Wings of luck</text:p>
      <text:p text:style-name="P4"/>
      <text:p text:style-name="P3">To this day</text:p>
      <text:p text:style-name="P3">I knew</text:p>
      <text:p text:style-name="P3">I hit black</text:p>
      <text:p text:style-name="P4"/>
      <text:p text:style-name="P3">But my peanut skull</text:p>
      <text:p text:style-name="P3">Uncracked</text:p>
      <text:p text:style-name="P4"/>
      <text:p text:style-name="P3">Head hit'n</text:p>
      <text:p text:style-name="P3">Asphalt 70mi+</text:p>
      <text:p text:style-name="P4"/>
      <text:p text:style-name="P3">Motorcyle</text:p>
      <text:p text:style-name="P3">Continue'n 40 Yards</text:p>
      <text:p text:style-name="P4"/>
      <text:p text:style-name="P3">To smash into</text:p>
      <text:p text:style-name="P3">Complete total</text:p>
      <text:p text:style-name="P4"/>
      <text:p text:style-name="P3">Against concrete wall</text:p>
      <text:p text:style-name="P3">.</text:p>
      <text:p text:style-name="P3">.</text:p>
      <text:p text:style-name="P3">.</text:p>
      <text:p text:style-name="P3">Vienna Courtgrounds</text:p>
      <text:p text:style-name="P4"/>
      <text:p text:style-name="P3">Enchant'n</text:p>
      <text:p text:style-name="P3">Places to write</text:p>
      <text:p text:style-name="P4"/>
      <text:p text:style-name="P3">Birds play out</text:p>
      <text:p text:style-name="P3">Their day-to-day game</text:p>
      <text:p text:style-name="P4"/>
      <text:p text:style-name="P3">Admiration of foreigners</text:p>
      <text:p text:style-name="P3">At every turn</text:p>
      <text:p text:style-name="P4"/>
      <text:p text:style-name="P3">Those of statue</text:p>
      <text:p text:style-name="P3">Cast by deed</text:p>
      <text:p text:style-name="P3">Entropy hard erases</text:p>
      <text:p text:style-name="P4"/>
      <text:p text:style-name="P3">Can my words</text:p>
      <text:p text:style-name="P3">Last longer</text:p>
      <text:p text:style-name="P4"/>
      <text:p text:style-name="P3">Value</text:p>
      <text:p text:style-name="P3">In time-old tales</text:p>
      <text:p text:style-name="P4"/>
      <text:p text:style-name="P3">Adventures</text:p>
      <text:p text:style-name="P3">Regardless of time nor region</text:p>
      <text:p text:style-name="P4"/>
      <text:p text:style-name="P3">Much more admirable</text:p>
      <text:p text:style-name="P3">Than those dainty-smug-fks</text:p>
      <text:p text:style-name="P3">.</text:p>
      <text:p text:style-name="P3">.</text:p>
      <text:p text:style-name="P3">.</text:p>
      <text:p text:style-name="P3">Back home</text:p>
      <text:p text:style-name="P3">Corpus Christi</text:p>
      <text:p text:style-name="P4"/>
      <text:p text:style-name="P3">My neighborhood grocer</text:p>
      <text:p text:style-name="P4"/>
      <text:p text:style-name="P3">As crack town square</text:p>
      <text:p text:style-name="P4"/>
      <text:p text:style-name="P3">Of shady places</text:p>
      <text:p text:style-name="P3">I ever been</text:p>
      <text:p text:style-name="P3">Here holds true</text:p>
      <text:p text:style-name="P3">The auora of</text:p>
      <text:p text:style-name="P3">Shady places</text:p>
      <text:p text:style-name="P4"/>
      <text:p text:style-name="P3">Fascinating</text:p>
      <text:p text:style-name="P3">How some places</text:p>
      <text:p text:style-name="P3">Never change</text:p>
      <text:p text:style-name="P3">.</text:p>
      <text:p text:style-name="P3">.</text:p>
      <text:p text:style-name="P3">.</text:p>
      <text:p text:style-name="P3">Years</text:p>
      <text:p text:style-name="P3">After the incident</text:p>
      <text:p text:style-name="P4"/>
      <text:p text:style-name="P3">Camilla told me</text:p>
      <text:p text:style-name="P3">'Yea you did</text:p>
      <text:p text:style-name="P3">'You flew over the car</text:p>
      <text:p text:style-name="P4"/>
      <text:p text:style-name="P3">'Oh yea</text:p>
      <text:p text:style-name="P3">A faded memory</text:p>
      <text:p text:style-name="P3">Look'n down over</text:p>
      <text:p text:style-name="P3">The car &amp; street</text:p>
      <text:p text:style-name="P4"/>
      <text:p text:style-name="P3">Dazed &amp; Confused</text:p>
      <text:p text:style-name="P3">Find'n my way</text:p>
      <text:p text:style-name="P3">Fifteen feet back</text:p>
      <text:p text:style-name="P4"/>
      <text:p text:style-name="P3"><text:soft-page-break/>Consumed only</text:p>
      <text:p text:style-name="P3">By the status</text:p>
      <text:p text:style-name="P3">Of my lil-sis</text:p>
      <text:p text:style-name="P4"/>
      <text:p text:style-name="P3">Fine by bike</text:p>
      <text:p text:style-name="P3">Ambulance only take'n me</text:p>
      <text:p text:style-name="P4"/>
      <text:p text:style-name="P3">Thank god</text:p>
      <text:p text:style-name="P3">I decided prudence</text:p>
      <text:p text:style-name="P4"/>
      <text:p text:style-name="P3">Against go'n wild</text:p>
      <text:p text:style-name="P3">Down the street</text:p>
      <text:p text:style-name="P3">From that light</text:p>
      <text:p text:style-name="P3">.</text:p>
      <text:p text:style-name="P3">.</text:p>
      <text:p text:style-name="P3">.</text:p>
      <text:p text:style-name="P3">Appalachian Epic of 3SHOT</text:p>
      <text:p text:style-name="P3">MKRX Systems</text:p>
      <text:p text:style-name="P4"/>
      <text:p text:style-name="P3">A hacker weekend</text:p>
      <text:p text:style-name="P3">Can change a</text:p>
      <text:p text:style-name="P3">Monumental Project</text:p>
      <text:p text:style-name="P4"/>
      <text:p text:style-name="P3">Into well &amp; done</text:p>
      <text:p text:style-name="P3">Right-off-the-back</text:p>
      <text:p text:style-name="P4"/>
      <text:p text:style-name="P3">Plenty of</text:p>
      <text:p text:style-name="P3">Coffee</text:p>
      <text:p text:style-name="P4"/>
      <text:p text:style-name="P3">Plenty of</text:p>
      <text:p text:style-name="P3">Bud</text:p>
      <text:p text:style-name="P4"/>
      <text:p text:style-name="P3">Guided as if by</text:p>
      <text:p text:style-name="P3">Poltergeist hands</text:p>
      <text:p text:style-name="P4"/>
      <text:p text:style-name="P3">Shade pass'n thru</text:p>
      <text:p text:style-name="P3">As-with one last chance</text:p>
      <text:p text:style-name="P3">To make amends</text:p>
      <text:p text:style-name="P3">That they channel</text:p>
      <text:p text:style-name="P3">Through me</text:p>
      <text:p text:style-name="P4"/>
      <text:p text:style-name="P3">I have given</text:p>
      <text:p text:style-name="P3">All I had to give</text:p>
      <text:p text:style-name="P3">To everything in life</text:p>
      <text:p text:style-name="P4"/>
      <text:p text:style-name="P3">Of this</text:p>
      <text:p text:style-name="P3">I am at</text:p>
      <text:p text:style-name="P3">True peace</text:p>
      <text:p text:style-name="P3">.</text:p>
      <text:p text:style-name="P3">.</text:p>
      <text:p text:style-name="P3">.</text:p>
      <text:p text:style-name="P3">America</text:p>
      <text:p text:style-name="P3">Police State</text:p>
      <text:p text:style-name="P4"/>
      <text:p text:style-name="P3">Life under powerful sects</text:p>
      <text:p text:style-name="P3">Rule hardhandedly</text:p>
      <text:p text:style-name="P4"/>
      <text:p text:style-name="P3">Administrative Thugs</text:p>
      <text:p text:style-name="P3">Unioned Federally</text:p>
      <text:p text:style-name="P4"/>
      <text:p text:style-name="P3">I believed</text:p>
      <text:p text:style-name="P3">I would leave</text:p>
      <text:p text:style-name="P4"/>
      <text:p text:style-name="P3">But American is what I am</text:p>
      <text:p text:style-name="P3">American to whatever end</text:p>
      <text:p text:style-name="P3">.</text:p>
      <text:p text:style-name="P3">.</text:p>
      <text:p text:style-name="P3">.</text:p>
      <text:p text:style-name="P3">Wrote a book</text:p>
      <text:p text:style-name="P3">Published a bit</text:p>
      <text:p text:style-name="P4"/>
      <text:p text:style-name="P3">But most I can ever do</text:p>
      <text:p text:style-name="P3">Is leave it on a trail</text:p>
      <text:p text:style-name="P4"/>
      <text:p text:style-name="P3">To the side underneath</text:p>
      <text:p text:style-name="P3">What looks to be</text:p>
      <text:p text:style-name="P3">A few days drift</text:p>
      <text:p text:style-name="P3">.</text:p>
      <text:p text:style-name="P3">.</text:p>
      <text:p text:style-name="P3">.</text:p>
      <text:p text:style-name="P3">Divergent trajectories</text:p>
      <text:p text:style-name="P3">Momentary uncertainties</text:p>
      <text:p text:style-name="P4"/>
      <text:p text:style-name="P3">That drag consequences</text:p>
      <text:p text:style-name="P3">To infinities</text:p>
      <text:p text:style-name="P4"/>
      <text:p text:style-name="P3">Know'n this or that</text:p>
      <text:p text:style-name="P3">Spark towards ends</text:p>
      <text:p text:style-name="P3">Obscured by time</text:p>
      <text:p text:style-name="P4"/>
      <text:p text:style-name="P3">Daily decisions</text:p>
      <text:p text:style-name="P3">Dramatic in rewards</text:p>
      <text:p text:style-name="P3">_</text:p>
      <text:p text:style-name="P4"/>
      <text:p text:style-name="P3">Saturday uncertain</text:p>
      <text:p text:style-name="P3">In end decided</text:p>
      <text:p text:style-name="P4"/>
      <text:p text:style-name="P3">I'd go to the</text:p>
      <text:p text:style-name="P3">Local university</text:p>
      <text:p text:style-name="P3">&amp; Use their gym</text:p>
      <text:p text:style-name="P4"/>
      <text:p text:style-name="P3">I saw legs</text:p>
      <text:p text:style-name="P3">At a vending machine</text:p>
      <text:p text:style-name="P3">In the distance</text:p>
      <text:p text:style-name="P4"/>
      <text:p text:style-name="P3">Approach'n</text:p>
      <text:p text:style-name="P3">I remembered</text:p>
      <text:p text:style-name="P3">In a panic</text:p>
      <text:p text:style-name="P4"/>
      <text:p text:style-name="P3">My milkshake needed ice</text:p>
      <text:p text:style-name="P3">From the cafeteria</text:p>
      <text:p text:style-name="P3">On the other side of school</text:p>
      <text:p text:style-name="P4"/>
      <text:p text:style-name="P3">These weight gainers</text:p>
      <text:p text:style-name="P3">Were slightly work'n</text:p>
      <text:p text:style-name="P3">Distracted on how</text:p>
      <text:p text:style-name="P3">I'd finally amassed</text:p>
      <text:p text:style-name="P4"/>
      <text:p text:style-name="P3">Legs in the distance</text:p>
      <text:p text:style-name="P3">Leave'n the vending machine</text:p>
      <text:p text:style-name="P4"/>
      <text:p text:style-name="P3">Prompted</text:p>
      <text:p text:style-name="P3">To pursue again</text:p>
      <text:p text:style-name="P4"/>
      <text:p text:style-name="P3">Invited her too meet me</text:p>
      <text:p text:style-name="P3">Over at the gym</text:p>
      <text:p text:style-name="P4"/>
      <text:p text:style-name="P3">Chinese</text:p>
      <text:p text:style-name="P3">Know fireworks</text:p>
      <text:p text:style-name="P4"/>
      <text:p text:style-name="P3">Since the moment</text:p>
      <text:p text:style-name="P3">She showed up</text:p>
      <text:p text:style-name="P4"/>
      <text:p text:style-name="P3">Been whole-concentrated on</text:p>
      <text:p text:style-name="P3">How to hold-on</text:p>
      <text:p text:style-name="P4"/>
      <text:p text:style-name="P3">Reshaped into an idol</text:p>
      <text:p text:style-name="P3">Of Chinese Buddah</text:p>
      <text:p text:style-name="P3">Merry &amp; Fat</text:p>
      <text:p text:style-name="P4"/>
      <text:p text:style-name="P3">I have unshakable faith</text:p>
      <text:p text:style-name="P3">Aun a knowledge of proofs</text:p>
      <text:p text:style-name="P3">That science the truth</text:p>
      <text:p text:style-name="P4"/>
      <text:p text:style-name="P3">My fate</text:p>
      <text:p text:style-name="P3">Gonna-be great</text:p>
      <text:p text:style-name="P4"/>
      <text:p text:style-name="P3">Tho happy as happy can be</text:p>
      <text:p text:style-name="P3">Life aint all about that</text:p>
      <text:p text:style-name="P4"/>
      <text:p text:style-name="P3">Pain is my meat</text:p>
      <text:p text:style-name="P3">That sustains momentum</text:p>
      <text:p text:style-name="P4"/>
      <text:p text:style-name="P3">In complete contradiction</text:p>
      <text:p text:style-name="P3">Debates drowned down</text:p>
      <text:p text:style-name="P4"/>
      <text:p text:style-name="P3">Pleasantly drawn</text:p>
      <text:p text:style-name="P3">As a siren sings</text:p>
      <text:p text:style-name="P4"/>
      <text:p text:style-name="P3">Aun think of Adventure</text:p>
      <text:p text:style-name="P3">As good-riddance</text:p>
      <text:p text:style-name="P4"/>
      <text:p text:style-name="P3">Ducki</text:p>
      <text:p text:style-name="P3">My wife</text:p>
      <text:p text:style-name="P4"/>
      <text:p text:style-name="P3">The epitome of</text:p>
      <text:p text:style-name="P3">A magical companion</text:p>
      <text:p text:style-name="P4"/>
      <text:p text:style-name="P3">Her actions defy</text:p>
      <text:p text:style-name="P3">Logical bounds</text:p>
      <text:p text:style-name="P4"/>
      <text:p text:style-name="P3">I ask something</text:p>
      <text:p text:style-name="P3">&amp; It magically appears</text:p>
      <text:p text:style-name="P4"/>
      <text:p text:style-name="P3">Fix'n an audio-issue</text:p>
      <text:p text:style-name="P3">On a recent</text:p>
      <text:p text:style-name="P3">cli to xwindows</text:p>
      <text:p text:style-name="P3"><text:soft-page-break/>Ubuntu Linux server</text:p>
      <text:p text:style-name="P4"/>
      <text:p text:style-name="P3">Retrieve'n</text:p>
      <text:p text:style-name="P3">Needles in haystacks</text:p>
      <text:p text:style-name="P4"/>
      <text:p text:style-name="P3">Soul sparkle'n</text:p>
      <text:p text:style-name="P3">As pure diamond</text:p>
      <text:p text:style-name="P3">True happiness</text:p>
      <text:p text:style-name="P4"/>
      <text:p text:style-name="P3">Food all my life</text:p>
      <text:p text:style-name="P3">I hated as nucsiance</text:p>
      <text:p text:style-name="P4"/>
      <text:p text:style-name="P3">Morph'd to a blessing</text:p>
      <text:p text:style-name="P3">I became enlightened to</text:p>
      <text:p text:style-name="P3">Higher states of being</text:p>
      <text:p text:style-name="P3">.</text:p>
      <text:p text:style-name="P3">.</text:p>
      <text:p text:style-name="P3">.</text:p>
      <text:p text:style-name="P3">The world</text:p>
      <text:p text:style-name="P3">Takes Texans</text:p>
      <text:p text:style-name="P3">Easily as assholes</text:p>
      <text:p text:style-name="P4"/>
      <text:p text:style-name="P3">Austria</text:p>
      <text:p text:style-name="P3">Talk'n to whomever</text:p>
      <text:p text:style-name="P4"/>
      <text:p text:style-name="P3">People openly speak</text:p>
      <text:p text:style-name="P3">Of what they</text:p>
      <text:p text:style-name="P3">Want to be remembered</text:p>
      <text:p text:style-name="P4"/>
      <text:p text:style-name="P3">This Syrian</text:p>
      <text:p text:style-name="P3">Evicted from home</text:p>
      <text:p text:style-name="P4"/>
      <text:p text:style-name="P3">War torn by</text:p>
      <text:p text:style-name="P3">My nation's interests</text:p>
      <text:p text:style-name="P4"/>
      <text:p text:style-name="P3">Thru Turkey</text:p>
      <text:p text:style-name="P3">By pack</text:p>
      <text:p text:style-name="P3">Over wilderness</text:p>
      <text:p text:style-name="P3">To Austria</text:p>
      <text:p text:style-name="P4"/>
      <text:p text:style-name="P3">Who Austrians</text:p>
      <text:p text:style-name="P3">Took humanely</text:p>
      <text:p text:style-name="P3">As refugee</text:p>
      <text:p text:style-name="P4"/>
      <text:p text:style-name="P3">I held him</text:p>
      <text:p text:style-name="P3">With great respect</text:p>
      <text:p text:style-name="P4"/>
      <text:p text:style-name="P3">Inevitably</text:p>
      <text:p text:style-name="P3">He took me</text:p>
      <text:p text:style-name="P3">As an asshole</text:p>
      <text:p text:style-name="P3">.</text:p>
      <text:p text:style-name="P3">.</text:p>
      <text:p text:style-name="P3">.</text:p>
      <text:p text:style-name="P3">All-In bluff</text:p>
      <text:p text:style-name="P3">Bloats life sized</text:p>
      <text:p text:style-name="P4"/>
      <text:p text:style-name="P3">Consequences</text:p>
      <text:p text:style-name="P3">World-break'n</text:p>
      <text:p text:style-name="P4"/>
      <text:p text:style-name="P3">From such blimps</text:p>
      <text:p text:style-name="P3">I plunge</text:p>
      <text:p text:style-name="P3">Erratic down</text:p>
      <text:p text:style-name="P4"/>
      <text:p text:style-name="P3">Grasp'n air</text:p>
      <text:p text:style-name="P3">Not let'n go</text:p>
      <text:p text:style-name="P4"/>
      <text:p text:style-name="P3">Be what manner</text:p>
      <text:p text:style-name="P3">In the end</text:p>
      <text:p text:style-name="P3">Always alive</text:p>
      <text:p text:style-name="P4"/>
      <text:p text:style-name="P3">Gamble unspent</text:p>
      <text:p text:style-name="P3">Still hot streaks</text:p>
      <text:p text:style-name="P3">Must be played</text:p>
      <text:p text:style-name="P3">To more-glorious ends</text:p>
      <text:p text:style-name="P4"/>
      <text:p text:style-name="P3">I cast in completely</text:p>
      <text:p text:style-name="P3">But life reels me back</text:p>
      <text:p text:style-name="P4"/>
      <text:p text:style-name="P3">Mayhap reserved</text:p>
      <text:p text:style-name="P3">For bigger game</text:p>
      <text:p text:style-name="P3">.</text:p>
      <text:p text:style-name="P3">.</text:p>
      <text:p text:style-name="P3">.</text:p>
      <text:p text:style-name="P3">Always wellread helpful</text:p>
      <text:p text:style-name="P3">But never sufficent</text:p>
      <text:p text:style-name="P4"/>
      <text:p text:style-name="P3">Glory demands</text:p>
      <text:p text:style-name="P3">Trial by faith</text:p>
      <text:p text:style-name="P4"/>
      <text:p text:style-name="P3">To walk blindly</text:p>
      <text:p text:style-name="P3">In likely ridicule</text:p>
      <text:p text:style-name="P4"/>
      <text:p text:style-name="P3">To theoretical ends</text:p>
      <text:p text:style-name="P3">&amp; Proclaim yourself</text:p>
      <text:p text:style-name="P4"/>
      <text:p text:style-name="P3">Conqueror</text:p>
      <text:p text:style-name="P3">.</text:p>
      <text:p text:style-name="P3">.</text:p>
      <text:p text:style-name="P3">.</text:p>
      <text:p text:style-name="P3">Crazy why?</text:p>
      <text:p text:style-name="P3">Merry prance'n</text:p>
      <text:p text:style-name="P3">Seem'n alone</text:p>
      <text:p text:style-name="P4"/>
      <text:p text:style-name="P3">Me &amp; mary</text:p>
      <text:p text:style-name="P3">Make three</text:p>
      <text:p text:style-name="P4"/>
      <text:p text:style-name="P3">Only attendees</text:p>
      <text:p text:style-name="P4"/>
      <text:p text:style-name="P3">Wendnesday</text:p>
      <text:p text:style-name="P3">Like a Friday</text:p>
      <text:p text:style-name="P4"/>
      <text:p text:style-name="P3">Plentiful times</text:p>
      <text:p text:style-name="P3">&amp; Time to hack by</text:p>
      <text:p text:style-name="P3">.</text:p>
      <text:p text:style-name="P3">.</text:p>
      <text:p text:style-name="P3">.</text:p>
      <text:p text:style-name="P3">Summer Adriactic morn</text:p>
      <text:p text:style-name="P3">On Italian coasts</text:p>
      <text:p text:style-name="P3">Via train until</text:p>
      <text:p text:style-name="P3">Night in Alpes</text:p>
      <text:p text:style-name="P3">Caught by blizzard</text:p>
      <text:p text:style-name="P4"/>
      <text:p text:style-name="P3">Late night</text:p>
      <text:p text:style-name="P3">Innsbruck</text:p>
      <text:p text:style-name="P4"/>
      <text:p text:style-name="P3">Umbrella wrecked</text:p>
      <text:p text:style-name="P3">From Sneznik</text:p>
      <text:p text:style-name="P4"/>
      <text:p text:style-name="P3">Wild ground far</text:p>
      <text:p text:style-name="P3">From city center</text:p>
      <text:p text:style-name="P4"/>
      <text:p text:style-name="P3">I swung damp &amp; cold</text:p>
      <text:p text:style-name="P3">When water just broke snow</text:p>
      <text:p text:style-name="P4"/>
      <text:p text:style-name="P3">Mists soak thru</text:p>
      <text:p text:style-name="P3">Regardless of tarp</text:p>
      <text:p text:style-name="P4"/>
      <text:p text:style-name="P3">Welcome I greeted</text:p>
      <text:p text:style-name="P3">The snowy morn</text:p>
      <text:p text:style-name="P3">.</text:p>
      <text:p text:style-name="P3">.</text:p>
      <text:p text:style-name="P3">.</text:p>
      <text:p text:style-name="P3">Not plan'n</text:p>
      <text:p text:style-name="P3">Always the plan</text:p>
      <text:p text:style-name="P4"/>
      <text:p text:style-name="P3">A loose leaf</text:p>
      <text:p text:style-name="P3">On change'n winds</text:p>
      <text:p text:style-name="P4"/>
      <text:p text:style-name="P3">Powwow to befriend</text:p>
      <text:p text:style-name="P3">A temporary associate</text:p>
      <text:p text:style-name="P4"/>
      <text:p text:style-name="P3">Water</text:p>
      <text:p text:style-name="P3">From tap or spring</text:p>
      <text:p text:style-name="P4"/>
      <text:p text:style-name="P3">Food</text:p>
      <text:p text:style-name="P3">Packed on back</text:p>
      <text:p text:style-name="P4"/>
      <text:p text:style-name="P3">Bed</text:p>
      <text:p text:style-name="P3">Deep in woods</text:p>
      <text:p text:style-name="P3">At clever position</text:p>
      <text:p text:style-name="P4"/>
      <text:p text:style-name="P3">Sleep</text:p>
      <text:p text:style-name="P3">Under shelter</text:p>
      <text:p text:style-name="P3">Or not at all</text:p>
      <text:p text:style-name="P4"/>
      <text:p text:style-name="P3">Naught guaranteed</text:p>
      <text:p text:style-name="P4"/>
      <text:p text:style-name="P3">Difficult experiences</text:p>
      <text:p text:style-name="P3">Drown'd low till</text:p>
      <text:p text:style-name="P3">Feel'n lost</text:p>
      <text:p text:style-name="P4"/>
      <text:p text:style-name="P3">Cold hardened</text:p>
      <text:p text:style-name="P3">Sun tested</text:p>
      <text:p text:style-name="P4"/>
      <text:p text:style-name="P3">Seasons swallowed</text:p>
      <text:p text:style-name="P3">In the infinite</text:p>
      <text:p text:style-name="P3">Of the moment</text:p>
      <text:p text:style-name="P3"><text:soft-page-break/>.</text:p>
      <text:p text:style-name="P3">.</text:p>
      <text:p text:style-name="P3">.</text:p>
      <text:p text:style-name="P3">'Fk the world</text:p>
      <text:p text:style-name="P3">Spontaneous Spurts</text:p>
      <text:p text:style-name="P4"/>
      <text:p text:style-name="P3">I always</text:p>
      <text:p text:style-name="P3">Relied upon</text:p>
      <text:p text:style-name="P3">To ready me</text:p>
      <text:p text:style-name="P3">For a new turn</text:p>
      <text:p text:style-name="P4"/>
      <text:p text:style-name="P3">Still get spurts now</text:p>
      <text:p text:style-name="P3">Tho they fall unheeded</text:p>
      <text:p text:style-name="P4"/>
      <text:p text:style-name="P3">I never had</text:p>
      <text:p text:style-name="P3">Life like this before</text:p>
      <text:p text:style-name="P4"/>
      <text:p text:style-name="P3">If you never stole food</text:p>
      <text:p text:style-name="P3">Then you do not know</text:p>
      <text:p text:style-name="P4"/>
      <text:p text:style-name="P3">A life</text:p>
      <text:p text:style-name="P3">With so much Ball</text:p>
      <text:p text:style-name="P3">.</text:p>
      <text:p text:style-name="P3">.</text:p>
      <text:p text:style-name="P5"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shadow="none" fo:background-color="transparent" style:writing-mode="lr-tb" style:footnote-max-height="0in">
        <style:background-image/>
        <style:columns fo:column-count="3" fo:column-gap="0in">
          <style:column-sep style:width="0.013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6T15:10:04.47</meta:creation-date>
    <dc:date>2017-09-24T16:30:59.62</dc:date>
    <meta:editing-duration>PT20H59M29S</meta:editing-duration>
    <meta:editing-cycles>51</meta:editing-cycles>
    <meta:generator>OpenOffice/4.1.3$Win32 OpenOffice.org_project/413m1$Build-9783</meta:generator>
    <meta:print-date>2017-09-02T19:21:11.13</meta:print-date>
    <meta:document-statistic meta:table-count="0" meta:image-count="0" meta:object-count="0" meta:page-count="10" meta:paragraph-count="1199" meta:word-count="3203" meta:character-count="16023"/>
  </office:meta>
</office:document-meta>
</file>